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0.5mm"/>
    </style:style>
    <style:style style:name="co2" style:family="table-column">
      <style:table-column-properties fo:break-before="auto" style:column-width="6.88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ailureStat" table:style-name="ta1">
        <table:shapes>
          <draw:frame draw:z-index="0" draw:style-name="gr1" draw:text-style-name="P1" svg:width="159.99mm" svg:height="89.99mm" svg:x="28.38mm" svg:y="1mm">
            <loext:p draw:notify-on-update-of-ranges="failureStat.B1:failureStat.B36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row table:style-name="ro1">
          <table:table-cell office:value-type="string" calcext:value-type="string">
            <text:p>2016-01-0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16-01-0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16-01-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16-01-0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16-01-0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16-01-0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2016-01-0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16-01-0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16-01-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6-01-1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16-01-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16-01-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6-01-1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16-01-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1-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16-01-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1-1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2016-01-1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16-01-1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16-01-2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16-01-2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16-01-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6-01-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6-01-2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16-01-2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16-01-2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16-01-2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16-01-2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16-01-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1-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6-01-3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16-02-0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2016-02-0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16-02-0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16-02-0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16-02-0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16-02-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2-0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16-02-0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16-02-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6-02-1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2016-02-1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16-02-1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16-02-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2-1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16-02-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16-02-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16-02-1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16-02-1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16-02-1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2016-02-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2-2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16-02-2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16-02-2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2016-02-2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16-02-2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16-02-2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2016-02-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6-02-2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16-02-2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16-03-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16-03-0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16-03-0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16-03-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16-03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16-03-0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16-03-0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16-03-0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16-03-0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16-03-1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16-03-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6-03-1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16-03-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16-03-1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16-03-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16-03-1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2016-03-1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16-03-1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16-03-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16-03-2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16-03-2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16-03-2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16-03-2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16-03-2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16-03-2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16-03-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6-03-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3-2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16-03-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3-3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16-03-3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16-04-0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16-04-0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16-04-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4-0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16-04-0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16-04-0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16-04-0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16-04-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6-04-0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16-04-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4-1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16-04-1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16-04-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16-04-1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16-04-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16-04-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16-04-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4-1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16-04-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16-04-2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16-04-2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16-04-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6-04-2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16-04-2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16-04-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16-04-2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16-04-2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16-04-2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2016-04-2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16-04-3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16-05-0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16-05-0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16-05-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16-05-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16-05-0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16-05-0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16-05-0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16-05-0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16-05-0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16-05-1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2016-05-1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16-05-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6-05-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16-05-1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16-05-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16-05-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16-05-1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16-05-1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16-05-1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16-05-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6-05-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5-2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16-05-2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16-05-2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16-05-2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16-05-2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2016-05-2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16-05-2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16-05-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6-05-3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16-05-3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16-06-0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16-06-0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2016-06-0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16-06-0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16-06-0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16-06-0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16-06-0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16-06-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6-06-0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16-06-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6-06-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6-06-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6-06-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6-06-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16-06-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16-06-1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16-06-1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16-06-1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16-06-1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16-06-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6-2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16-06-2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16-06-2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16-06-2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16-06-2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16-06-2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16-06-2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16-06-2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16-06-2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16-06-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6-07-0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16-07-0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16-07-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6-07-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16-07-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6-07-0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16-07-0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16-07-0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16-07-0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16-07-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16-07-1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16-07-1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16-07-1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2016-07-1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16-07-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16-07-1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16-07-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6-07-1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16-07-1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16-07-2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16-07-2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16-07-2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16-07-2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16-07-2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16-07-2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16-07-2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16-07-2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16-07-2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16-07-2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16-07-3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16-07-3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16-08-0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16-08-0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16-08-0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16-08-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16-08-0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16-08-0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16-08-0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16-08-0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16-08-0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16-08-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16-08-1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16-08-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8-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16-08-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16-08-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16-08-1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16-08-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6-08-1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16-08-1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16-08-2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16-08-2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16-08-2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16-08-2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16-08-2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16-08-2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16-08-2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16-08-2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16-08-2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16-08-2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16-08-3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16-08-3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16-09-0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16-09-0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16-09-0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16-09-0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16-09-0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2016-09-0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16-09-0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16-09-0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16-09-0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16-09-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16-09-1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16-09-1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16-09-1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16-09-1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16-09-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16-09-1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2016-09-1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16-09-1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16-09-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16-09-2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2016-09-2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16-09-2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2016-09-2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16-09-2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16-09-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16-09-2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16-09-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16-09-2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16-09-2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16-09-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0-0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16-10-0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16-10-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16-10-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16-10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16-10-0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16-10-0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16-10-0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16-10-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6-10-1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16-10-1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16-10-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6-10-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16-10-1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16-10-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16-10-1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16-10-1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16-10-1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16-10-1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16-10-2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16-10-2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16-10-2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16-10-2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16-10-2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16-10-2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2016-10-2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16-10-2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16-10-2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16-10-2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16-10-3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16-10-3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16-11-0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16-11-0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16-11-0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16-11-0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16-11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16-11-0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16-11-0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16-11-0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16-11-0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16-11-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16-11-1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16-11-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1-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1-1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16-11-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16-11-1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16-11-1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16-11-1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16-11-1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16-11-2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16-11-2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16-11-2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16-11-2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16-11-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6-11-2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16-11-2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16-11-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6-11-2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16-11-2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16-11-3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16-12-0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16-12-0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16-12-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6-12-0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16-12-0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16-12-0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16-12-0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16-12-0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16-12-0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16-12-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16-12-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16-12-1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16-12-1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16-12-1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16-12-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16-12-1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16-12-1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16-12-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6-12-1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16-12-2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16-12-2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16-12-2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16-12-2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16-12-2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16-12-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2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16-12-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6-12-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6-12-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6-12-3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2016-12-31</text:p>
          </table:table-cell>
          <table:table-cell office:value-type="float" office:value="4" calcext:value-type="float">
            <text:p>4</text:p>
          </table:table-cell>
        </table:table-row>
      </table:table>
      <table:named-expressions/>
      <table:database-ranges>
        <table:database-range table:name="__Anonymous_Sheet_DB__0" table:target-range-address="failureStat.A1:failureStat.B36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7">00/00/0000</text:date>, <text:time style:data-style-name="N2" text:time-value="17:05:29.935342023">00.00.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4-17T17:18:06.025245706</dc:date>
    <meta:editing-duration>PT13M33S</meta:editing-duration>
    <meta:editing-cycles>2</meta:editing-cycles>
    <meta:generator>LibreOffice/5.3.2.2$Linux_X86_64 LibreOffice_project/30m0$Build-2</meta:generator>
    <meta:document-statistic meta:table-count="1" meta:cell-count="73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2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5" loext:regression-period="2" loext:regression-extrapolate-forward="0" loext:regression-extrapolate-backward="0" loext:regression-force-intercept="false" loext:regression-intercept-value="0" chart:regression-type="polynomial"/>
      <style:graphic-properties svg:stroke-width="0.05cm" svg:stroke-color="#ff0000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137cm" svg:y="4.005cm" style:legend-expansion="high" chart:style-name="ch2"/>
        <chart:plot-area chart:style-name="ch3" table:cell-range-address="failureStat.B1:failureStat.B366" svg:x="0.32cm" svg:y="0.18cm" svg:width="10.497cm" svg:height="8.64cm">
          <chartooo:coordinate-region svg:x="0.941cm" svg:y="0.302cm" svg:width="9.876cm" svg:height="7.57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ailureStat.B1:failureStat.B366" chart:class="chart:line">
            <chart:regression-curve chart:style-name="ch7"/>
            <chart:data-point chart:repeated="3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failureStat.B1:failureStat.B36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2.2$Linux_X86_64 LibreOffice_project/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